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888a" draw:marker-start-width="0.321cm" draw:marker-end-width="0.321cm" draw:fill-color="#ffffff" draw:textarea-horizontal-align="justify" draw:textarea-vertical-align="middle" draw:auto-grow-height="false" fo:min-height="0.035cm" fo:min-width="0.483cm" fo:padding-top="0.165cm" fo:padding-bottom="0.165cm" fo:padding-left="0.29cm" fo:padding-right="0.29cm"/>
    </style:style>
    <style:style style:name="co1" style:family="table-column">
      <style:table-column-properties style:column-width="3.923cm" style:use-optimal-column-width="false"/>
    </style:style>
    <style:style style:name="co2" style:family="table-column">
      <style:table-column-properties style:column-width="3.927cm" style:use-optimal-column-width="false"/>
    </style:style>
    <style:style style:name="co3" style:family="table-column">
      <style:table-column-properties style:column-width="3.931cm" style:use-optimal-column-width="false"/>
    </style:style>
    <style:style style:name="ro1" style:family="table-row">
      <style:table-row-properties style:row-height="0.794cm"/>
    </style:style>
    <style:style style:name="ro2" style:family="table-row">
      <style:table-row-properties style:row-height="1.719cm"/>
    </style:style>
    <style:style style:name="ro3" style:family="table-row">
      <style:table-row-properties style:row-height="2.566cm"/>
    </style:style>
    <style:style style:name="ro4" style:family="table-row">
      <style:table-row-properties style:row-height="0.795cm"/>
    </style:style>
    <style:style style:name="ro5" style:family="table-row">
      <style:table-row-properties style:row-height="1.722cm"/>
    </style:style>
    <style:style style:name="ro6" style:family="table-row">
      <style:table-row-properties style:row-height="2.57cm"/>
    </style:style>
    <style:style style:name="ro7" style:family="table-row">
      <style:table-row-properties style:row-height="0.796cm"/>
    </style:style>
    <style:style style:name="ro8" style:family="table-row">
      <style:table-row-properties style:row-height="1.725cm"/>
    </style:style>
    <style:style style:name="ce1" style:family="table-cell">
      <loext:graphic-properties draw:fill-color="#00888a" draw:textarea-vertical-align="middle"/>
      <style:paragraph-properties fo:text-align="center"/>
      <style:text-properties fo:color="#ffffff" style:font-name="Roboto Slab" fo:font-size="11pt" fo:font-weight="bold" style:font-size-asian="11pt" style:font-weight-asian="bold" style:font-size-complex="11pt" style:font-weight-complex="bold"/>
    </style:style>
    <style:style style:name="ce2" style:family="table-cell">
      <loext:graphic-properties draw:fill-color="#bee3d3" draw:textarea-vertical-align="middle"/>
      <style:paragraph-properties fo:text-align="center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T1" style:family="text">
      <style:text-properties fo:color="#ffffff" style:font-name="Roboto Slab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922cm" svg:height="2.512cm" svg:x="1.066cm" svg:y="0.975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Social Norms:</text:span></text:p>
              </table:table-cell>
            </table:table-row>
            <table:table-row table:style-name="ro2">
              <table:table-cell table:style-name="ce2">
                <text:p text:style-name="P1"><text:span text:style-name="T2">Increasingly </text:span><text:span text:style-name="T2">disapprove of </text:span><text:span text:style-name="T2">smok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26cm" svg:height="2.565cm" svg:x="5.833cm" svg:y="0.975cm">
          <table:table table:template-name="default" table:use-first-row-styles="true">
            <table:table-column table:style-name="co2"/>
            <table:table-row table:style-name="ro3">
              <table:table-cell table:style-name="ce2">
                <text:p text:style-name="P1"><text:span text:style-name="T2">Fe</text:span><text:span text:style-name="T2">w</text:span><text:span text:style-name="T2">er </text:span><text:span text:style-name="T2">pe</text:span><text:span text:style-name="T2">op</text:span><text:span text:style-name="T2">le </text:span><text:span text:style-name="T2">s</text:span><text:span text:style-name="T2">m</text:span><text:span text:style-name="T2">ok</text:span><text:span text:style-name="T2">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26cm" svg:height="2.516cm" svg:x="10.605cm" svg:y="0.975cm">
          <table:table table:template-name="default" table:use-first-row-styles="true">
            <table:table-column table:style-name="co2"/>
            <table:table-row table:style-name="ro4">
              <table:table-cell table:style-name="ce1">
                <text:p text:style-name="P1"><text:span text:style-name="T1">M</text:span><text:span text:style-name="T1">ar</text:span><text:span text:style-name="T1">ke</text:span><text:span text:style-name="T1">t:</text:span></text:p>
              </table:table-cell>
            </table:table-row>
            <table:table-row table:style-name="ro5">
              <table:table-cell table:style-name="ce2">
                <text:p text:style-name="P1"><text:span text:style-name="T2">Su</text:span><text:span text:style-name="T2">pp</text:span><text:span text:style-name="T2">ly </text:span><text:span text:style-name="T2">an</text:span><text:span text:style-name="T2">d </text:span><text:span text:style-name="T2">de</text:span><text:span text:style-name="T2">m</text:span><text:span text:style-name="T2">an</text:span><text:span text:style-name="T2">d </text:span><text:span text:style-name="T2">ca</text:span><text:span text:style-name="T2">us</text:span><text:span text:style-name="T2">e </text:span><text:span text:style-name="T2">hi</text:span><text:span text:style-name="T2">gh</text:span><text:span text:style-name="T2">er </text:span><text:span text:style-name="T2">pri</text:span><text:span text:style-name="T2">c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3cm" svg:height="2.569cm" svg:x="15.371cm" svg:y="0.975cm">
          <table:table table:template-name="default" table:use-first-row-styles="true">
            <table:table-column table:style-name="co3"/>
            <table:table-row table:style-name="ro6">
              <table:table-cell table:style-name="ce2">
                <text:p text:style-name="P1"><text:span text:style-name="T2">More smokers quit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2" draw:layer="layout" svg:width="1.27cm" svg:height="1.143cm" svg:x="4.811cm" svg:y="1.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svg:x="9.603cm" svg:y="1.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svg:x="14.312cm" svg:y="1.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2cm" svg:height="2.512cm" svg:x="1.001cm" svg:y="6.711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Market:</text:span></text:p>
              </table:table-cell>
            </table:table-row>
            <table:table-row table:style-name="ro2">
              <table:table-cell table:style-name="ce2">
                <text:p text:style-name="P1"><text:span text:style-name="T2">Manufacturers </text:span><text:span text:style-name="T2">lower pric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926cm" svg:height="2.565cm" svg:x="5.768cm" svg:y="6.711cm">
          <table:table table:template-name="default" table:use-first-row-styles="true">
            <table:table-column table:style-name="co2"/>
            <table:table-row table:style-name="ro3">
              <table:table-cell table:style-name="ce2">
                <text:p text:style-name="P1"><text:span text:style-name="T2">More people legally smoking in public plac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926cm" svg:height="2.516cm" svg:x="10.664cm" svg:y="4.83cm">
          <table:table table:template-name="default" table:use-first-row-styles="true">
            <table:table-column table:style-name="co2"/>
            <table:table-row table:style-name="ro4">
              <table:table-cell table:style-name="ce1">
                <text:p text:style-name="P1"><text:span text:style-name="T1">Law:</text:span></text:p>
              </table:table-cell>
            </table:table-row>
            <table:table-row table:style-name="ro5">
              <table:table-cell table:style-name="ce2">
                <text:p text:style-name="P1"><text:span text:style-name="T2">Lawmakers may consider ba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93cm" svg:height="2.569cm" svg:x="15.425cm" svg:y="6.932cm">
          <table:table table:template-name="default" table:use-first-row-styles="true">
            <table:table-column table:style-name="co3"/>
            <table:table-row table:style-name="ro6">
              <table:table-cell table:style-name="ce2">
                <text:p text:style-name="P1"><text:span text:style-name="T2">Fewer people smoking in public places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" draw:text-style-name="P2" draw:layer="layout" svg:width="1.27cm" svg:height="1.143cm" svg:x="4.746cm" svg:y="7.626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0.785398163397448) translate (9.22cm 7.042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-0.785398163397449) translate (14.963cm 6.081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3cm" svg:height="2.52cm" svg:x="10.654cm" svg:y="8.514cm">
          <table:table table:template-name="default" table:use-first-row-styles="true">
            <table:table-column table:style-name="co3"/>
            <table:table-row table:style-name="ro7">
              <table:table-cell table:style-name="ce1">
                <text:p text:style-name="P1"><text:span text:style-name="T1">Social Norms:</text:span></text:p>
              </table:table-cell>
            </table:table-row>
            <table:table-row table:style-name="ro8">
              <table:table-cell table:style-name="ce2">
                <text:p text:style-name="P1"><text:span text:style-name="T2">Non-smokers reject this behavior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" draw:text-style-name="P2" draw:layer="layout" svg:width="1.27cm" svg:height="1.143cm" draw:transform="rotate (-0.523598775598299) translate (9.81cm 8.249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0.523598775598299) translate (14.208cm 8.758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standard" draw:layer="layout" svg:width="3.922cm" svg:height="2.512cm" svg:x="1.001cm" svg:y="12.812cm">
            <table:table table:template-name="default" table:use-first-row-styles="true">
              <table:table-column table:style-name="co1"/>
              <table:table-row table:style-name="ro1">
                <table:table-cell table:style-name="ce1">
                  <text:p text:style-name="P1"><text:span text:style-name="T1">Social Norms:</text:span></text:p>
                </table:table-cell>
              </table:table-row>
              <table:table-row table:style-name="ro2">
                <table:table-cell table:style-name="ce2">
                  <text:p text:style-name="P1"><text:span text:style-name="T2">Manufacturers design/sell new kind of cigarette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frame draw:style-name="standard" draw:layer="layout" svg:width="3.926cm" svg:height="2.565cm" svg:x="5.768cm" svg:y="12.812cm">
            <table:table table:template-name="default" table:use-first-row-styles="true">
              <table:table-column table:style-name="co2"/>
              <table:table-row table:style-name="ro3">
                <table:table-cell table:style-name="ce2">
                  <text:p text:style-name="P1"><text:span text:style-name="T2">High demand for this new cigarette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frame draw:style-name="standard" draw:layer="layout" svg:width="3.926cm" svg:height="2.516cm" svg:x="10.54cm" svg:y="12.812cm">
            <table:table table:template-name="default" table:use-first-row-styles="true">
              <table:table-column table:style-name="co2"/>
              <table:table-row table:style-name="ro4">
                <table:table-cell table:style-name="ce1">
                  <text:p text:style-name="P1"><text:span text:style-name="T1">Market:</text:span></text:p>
                </table:table-cell>
              </table:table-row>
              <table:table-row table:style-name="ro5">
                <table:table-cell table:style-name="ce2">
                  <text:p text:style-name="P1"><text:span text:style-name="T2">Manufacturers raise prices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frame draw:style-name="standard" draw:layer="layout" svg:width="3.93cm" svg:height="2.569cm" svg:x="15.306cm" svg:y="12.812cm">
            <table:table table:template-name="default" table:use-first-row-styles="true">
              <table:table-column table:style-name="co3"/>
              <table:table-row table:style-name="ro6">
                <table:table-cell table:style-name="ce2">
                  <text:p text:style-name="P1"><text:span text:style-name="T2">More smokers quit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custom-shape draw:style-name="gr1" draw:text-style-name="P2" draw:layer="layout" svg:width="1.27cm" svg:height="1.143cm" svg:x="4.746cm" svg:y="13.727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27cm" svg:height="1.143cm" svg:x="9.538cm" svg:y="13.727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27cm" svg:height="1.143cm" svg:x="14.247cm" svg:y="13.727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2" draw:style-name="dp1" draw:master-page-name="Default">
        <draw:frame draw:style-name="standard" draw:layer="layout" svg:width="3.922cm" svg:height="2.512cm" svg:x="1.066cm" svg:y="0.975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Social Norms:</text:span></text:p>
              </table:table-cell>
            </table:table-row>
            <table:table-row table:style-name="ro2">
              <table:table-cell table:style-name="ce2">
                <text:p text:style-name="P1"><text:span text:style-name="T2">Increasingly disapprove of smoking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926cm" svg:height="2.565cm" svg:x="5.833cm" svg:y="0.975cm">
          <table:table table:template-name="default" table:use-first-row-styles="true">
            <table:table-column table:style-name="co2"/>
            <table:table-row table:style-name="ro3">
              <table:table-cell table:style-name="ce2">
                <text:p text:style-name="P1"><text:span text:style-name="T2">Fewer people smoke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3.926cm" svg:height="2.516cm" svg:x="10.605cm" svg:y="0.975cm">
          <table:table table:template-name="default" table:use-first-row-styles="true">
            <table:table-column table:style-name="co2"/>
            <table:table-row table:style-name="ro4">
              <table:table-cell table:style-name="ce1">
                <text:p text:style-name="P1"><text:span text:style-name="T1">Market:</text:span></text:p>
              </table:table-cell>
            </table:table-row>
            <table:table-row table:style-name="ro5">
              <table:table-cell table:style-name="ce2">
                <text:p text:style-name="P1"><text:span text:style-name="T2">Supply and demand cause higher price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3.93cm" svg:height="2.569cm" svg:x="15.371cm" svg:y="0.975cm">
          <table:table table:template-name="default" table:use-first-row-styles="true">
            <table:table-column table:style-name="co3"/>
            <table:table-row table:style-name="ro6">
              <table:table-cell table:style-name="ce2">
                <text:p text:style-name="P1"><text:span text:style-name="T2">More smokers quit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1" draw:text-style-name="P2" draw:layer="layout" svg:width="1.27cm" svg:height="1.143cm" svg:x="4.811cm" svg:y="1.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svg:x="9.603cm" svg:y="1.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svg:x="14.312cm" svg:y="1.89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2cm" svg:height="2.512cm" svg:x="1.001cm" svg:y="6.711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Market:</text:span></text:p>
              </table:table-cell>
            </table:table-row>
            <table:table-row table:style-name="ro2">
              <table:table-cell table:style-name="ce2">
                <text:p text:style-name="P1"><text:span text:style-name="T2">Manufacturers lower prices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3.926cm" svg:height="2.565cm" svg:x="5.768cm" svg:y="6.711cm">
          <table:table table:template-name="default" table:use-first-row-styles="true">
            <table:table-column table:style-name="co2"/>
            <table:table-row table:style-name="ro3">
              <table:table-cell table:style-name="ce2">
                <text:p text:style-name="P1"><text:span text:style-name="T2">More people legally smoking in public places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926cm" svg:height="2.516cm" svg:x="10.664cm" svg:y="4.83cm">
          <table:table table:template-name="default" table:use-first-row-styles="true">
            <table:table-column table:style-name="co2"/>
            <table:table-row table:style-name="ro4">
              <table:table-cell table:style-name="ce1">
                <text:p text:style-name="P1"><text:span text:style-name="T1">Law:</text:span></text:p>
              </table:table-cell>
            </table:table-row>
            <table:table-row table:style-name="ro5">
              <table:table-cell table:style-name="ce2">
                <text:p text:style-name="P1"><text:span text:style-name="T2">Lawmakers may consider ban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93cm" svg:height="2.569cm" svg:x="15.425cm" svg:y="6.932cm">
          <table:table table:template-name="default" table:use-first-row-styles="true">
            <table:table-column table:style-name="co3"/>
            <table:table-row table:style-name="ro6">
              <table:table-cell table:style-name="ce2">
                <text:p text:style-name="P1"><text:span text:style-name="T2">Fewer people smoking in public places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1" draw:text-style-name="P2" draw:layer="layout" svg:width="1.27cm" svg:height="1.143cm" svg:x="4.746cm" svg:y="7.626cm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0.785398163397448) translate (9.22cm 7.042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-0.785398163397449) translate (14.963cm 6.081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3cm" svg:height="2.52cm" svg:x="10.654cm" svg:y="8.514cm">
          <table:table table:template-name="default" table:use-first-row-styles="true">
            <table:table-column table:style-name="co3"/>
            <table:table-row table:style-name="ro7">
              <table:table-cell table:style-name="ce1">
                <text:p text:style-name="P1"><text:span text:style-name="T1">Social Norms:</text:span></text:p>
              </table:table-cell>
            </table:table-row>
            <table:table-row table:style-name="ro8">
              <table:table-cell table:style-name="ce2">
                <text:p text:style-name="P1"><text:span text:style-name="T2">Non-smokers reject this behavior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1" draw:text-style-name="P2" draw:layer="layout" svg:width="1.27cm" svg:height="1.143cm" draw:transform="rotate (-0.523598775598299) translate (9.81cm 8.249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27cm" svg:height="1.143cm" draw:transform="rotate (0.523598775598299) translate (14.208cm 8.758cm)">
          <text:p/>
          <draw:enhanced-geometry svg:viewBox="0 0 21600 21600" draw:text-areas="0 ?f0 ?f5 ?f2" draw:type="right-arrow" draw:modifiers="10502.5963808025 7363.636363636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standard" draw:layer="layout" svg:width="3.922cm" svg:height="2.512cm" svg:x="1.001cm" svg:y="12.812cm">
            <table:table table:template-name="default" table:use-first-row-styles="true">
              <table:table-column table:style-name="co1"/>
              <table:table-row table:style-name="ro1">
                <table:table-cell table:style-name="ce1">
                  <text:p text:style-name="P1"><text:span text:style-name="T1">Social Norms:</text:span></text:p>
                </table:table-cell>
              </table:table-row>
              <table:table-row table:style-name="ro2">
                <table:table-cell table:style-name="ce2">
                  <text:p text:style-name="P1"><text:span text:style-name="T2">Manufacturers design/sell new kind of cigarette</text:span></text:p>
                </table:table-cell>
              </table:table-row>
            </table:table>
            <draw:image xlink:href="Pictures/TablePreview23.svm" xlink:type="simple" xlink:show="embed" xlink:actuate="onLoad"/>
          </draw:frame>
          <draw:frame draw:style-name="standard" draw:layer="layout" svg:width="3.926cm" svg:height="2.565cm" svg:x="5.768cm" svg:y="12.812cm">
            <table:table table:template-name="default" table:use-first-row-styles="true">
              <table:table-column table:style-name="co2"/>
              <table:table-row table:style-name="ro3">
                <table:table-cell table:style-name="ce2">
                  <text:p text:style-name="P1"><text:span text:style-name="T2">High demand for this new cigarette</text:span></text:p>
                </table:table-cell>
              </table:table-row>
            </table:table>
            <draw:image xlink:href="Pictures/TablePreview24.svm" xlink:type="simple" xlink:show="embed" xlink:actuate="onLoad"/>
          </draw:frame>
          <draw:frame draw:style-name="standard" draw:layer="layout" svg:width="3.926cm" svg:height="2.516cm" svg:x="10.54cm" svg:y="12.812cm">
            <table:table table:template-name="default" table:use-first-row-styles="true">
              <table:table-column table:style-name="co2"/>
              <table:table-row table:style-name="ro4">
                <table:table-cell table:style-name="ce1">
                  <text:p text:style-name="P1"><text:span text:style-name="T1">Market:</text:span></text:p>
                </table:table-cell>
              </table:table-row>
              <table:table-row table:style-name="ro5">
                <table:table-cell table:style-name="ce2">
                  <text:p text:style-name="P1"><text:span text:style-name="T2">Manufacturers raise prices</text:span></text:p>
                </table:table-cell>
              </table:table-row>
            </table:table>
            <draw:image xlink:href="Pictures/TablePreview25.svm" xlink:type="simple" xlink:show="embed" xlink:actuate="onLoad"/>
          </draw:frame>
          <draw:frame draw:style-name="standard" draw:layer="layout" svg:width="3.93cm" svg:height="2.569cm" svg:x="15.306cm" svg:y="12.812cm">
            <table:table table:template-name="default" table:use-first-row-styles="true">
              <table:table-column table:style-name="co3"/>
              <table:table-row table:style-name="ro6">
                <table:table-cell table:style-name="ce2">
                  <text:p text:style-name="P1"><text:span text:style-name="T2">More smokers quit</text:span></text:p>
                </table:table-cell>
              </table:table-row>
            </table:table>
            <draw:image xlink:href="Pictures/TablePreview26.svm" xlink:type="simple" xlink:show="embed" xlink:actuate="onLoad"/>
          </draw:frame>
          <draw:custom-shape draw:style-name="gr1" draw:text-style-name="P2" draw:layer="layout" svg:width="1.27cm" svg:height="1.143cm" svg:x="4.746cm" svg:y="13.727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27cm" svg:height="1.143cm" svg:x="9.538cm" svg:y="13.727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27cm" svg:height="1.143cm" svg:x="14.247cm" svg:y="13.727cm">
            <text:p/>
            <draw:enhanced-geometry svg:viewBox="0 0 21600 21600" draw:text-areas="0 ?f0 ?f5 ?f2" draw:type="right-arrow" draw:modifiers="10502.5963808025 7363.636363636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6-02T11:21:32.415654725</meta:creation-date>
    <dc:date>2018-06-02T11:27:55.508984901</dc:date>
    <dc:creator>Alex </dc:creator>
    <meta:editing-duration>PT6M24S</meta:editing-duration>
    <meta:editing-cycles>1</meta:editing-cycles>
    <meta:document-statistic meta:object-count="50"/>
    <meta:generator>LibreOffice/6.0.3.2$Linux_X86_64 LibreOffice_project/00m0$Build-2</meta:generator>
  </office:meta>
</office:document-meta>
</file>